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text-indent="0cm" style:auto-text-indent="false"/>
    </style:style>
    <style:style style:name="P3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7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name-asian="Calibri1" style:font-size-asian="14pt" style:font-style-asian="normal" style:font-weight-asian="normal" style:font-name-complex="F" style:font-size-complex="14pt" style:font-weight-complex="normal"/>
    </style:style>
    <style:style style:name="T5" style:family="text">
      <style:text-properties style:font-name="Times New Roman" fo:font-size="14pt" fo:font-weight="normal" style:font-name-asian="Calibri1" style:font-size-asian="14pt" style:font-weight-asian="normal" style:font-name-complex="F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НАУКИ И ВЫСШЕГО ОБРАЗОВАНИЯ РОССИЙСКОЙ ФЕДЕРАЦИИ</text:span></text:p>
      <text:p text:style-name="P4"><text:span text:style-name="T2">ФЕДЕРАЛЬНОЕ ГОСУДАРСТВЕННОЕ АВТОНОМНОЕ ОБРАЗОВАТЕЛЬНОЕ УЧРЕЖДЕНИЕ ВЫСШЕГО ОБРАЗОВАНИЯ</text:span></text:p>
      <text:p text:style-name="P4"><text:span text:style-name="T2">«Национальный исследовательский ядерный университет «МИФИ»</text:span></text:p>
      <text:p text:style-name="P4"><text:span text:style-name="T2">Обнинский институт атомной энергетики</text:span></text:p>
      <text:p text:style-name="P5"/>
      <text:p text:style-name="P6"/>
      <text:p text:style-name="P6"/>
      <text:p text:style-name="P6"/>
      <text:p text:style-name="P6"/>
      <text:p text:style-name="P4"><text:span text:style-name="T3">Лабораторная работа №1</text:span></text:p>
      <text:p text:style-name="P4"><text:span text:style-name="T3">«Оптимизация обмена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span text:style-name="T3">Выполнила: студентка ОИКС</text:span></text:p>
      <text:p text:style-name="P8"><text:span text:style-name="T3">3 курса группы ИС-Б17</text:span></text:p>
      <text:p text:style-name="P8"><text:span text:style-name="T3">Петренко В. Ю.</text:span></text:p>
      <text:p text:style-name="P8"><text:span text:style-name="T3">Проверила: Белаец Л. В.</text:span></text:p>
      <text:p text:style-name="P6"/>
      <text:p text:style-name="P6"/>
      <text:p text:style-name="P6"/>
      <text:p text:style-name="P6"/>
      <text:p text:style-name="P4"><text:span text:style-name="T3">Обнинск, 2019</text:span></text:p>
      <text:p text:style-name="P1"><text:soft-page-break/><text:span text:style-name="T5">1. постановка задания;</text:span></text:p>
      <text:p text:style-name="P1"><text:span text:style-name="T5">2. инструментарий-описание функции windows, что использовали при работе;</text:span></text:p>
      <text:p text:style-name="P1"><text:span text:style-name="T5">3. алгоритм, процесс решения. рисовать блок схему, для потоков лучше uml-диаграмму;</text:span></text:p>
      <text:p text:style-name="P1"><text:span text:style-name="T5">4. результат решения задачи(скрины);</text:span></text:p>
      <text:p text:style-name="P1"><text:span text:style-name="T5">5. выводы(в лабе есть цель, надо сделать вывод).</text:span></text:p>
      <text:p text:style-name="P9"><text:span text:style-name="T4">Содержание работы: Написать программу, реализующую обмен (чтение/запись) данных по схемам "Оперативная память - Внешняя память" или "Внешняя память - Внешняя память", и продемонстрировать ее работу на тестовом примере. Данные для тестового примера генерируются случайным образом.</text:span></text:p>
      <text:p text:style-name="P9"><text:span text:style-name="T3">Конечный результат:</text:span></text:p>
      <text:p text:style-name="P9"><text:span text:style-name="T3">1. График зависимости скорости обмена (Кбайт/c) от некоторой характеристики, заданной в варианте.</text:span></text:p>
      <text:p text:style-name="P9"><text:span text:style-name="T3">2. Отчет с выводами и анализом результатов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Интернет-ссылка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Выделение_20_жирным" style:display-name="Выделение жирным" style:family="text" style:parent-style-name="Основной_20_шрифт_20_абзаца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1-12T07:49:00</meta:creation-date>
    <meta:initial-creator>XTreme.ws</meta:initial-creator>
    <dc:language>ru-RU</dc:language>
    <dc:date>2019-10-07T19:14:03</dc:date>
    <meta:editing-cycles>10</meta:editing-cycles>
    <meta:editing-duration>PT3H15M</meta:editing-duration>
    <meta:generator>LibreOffice/6.3.0.3$Linux_X86_64 LibreOffice_project/30$Build-3</meta:generator>
    <meta:document-statistic meta:table-count="0" meta:image-count="0" meta:object-count="0" meta:page-count="2" meta:paragraph-count="20" meta:word-count="134" meta:character-count="1078" meta:non-whitespace-character-count="964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